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 draw:fit-to-contour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905cm" svg:height="0.635cm" svg:x="1cm" svg:y="3.54cm">
          <text:p text:style-name="P1"><text:span text:style-name="T1">src/idl</text:span></text:p>
        </draw:rect>
        <draw:rect draw:style-name="gr1" draw:text-style-name="P2" xml:id="id2" draw:id="id2" draw:layer="layout" svg:width="1.905cm" svg:height="0.635cm" svg:x="4.14cm" svg:y="3.54cm">
          <text:p text:style-name="P1"><text:span text:style-name="T1">reg</text:span></text:p>
        </draw:rect>
        <draw:rect draw:style-name="gr1" draw:text-style-name="P2" xml:id="id3" draw:id="id3" draw:layer="layout" svg:width="1.905cm" svg:height="0.635cm" svg:x="7.08cm" svg:y="3.54cm">
          <text:p text:style-name="P1"><text:span text:style-name="T1">inc</text:span></text:p>
        </draw:rect>
        <draw:rect draw:style-name="gr1" draw:text-style-name="P2" xml:id="id5" draw:id="id5" draw:layer="layout" svg:width="1.905cm" svg:height="0.635cm" svg:x="7.08cm" svg:y="4.81cm">
          <text:p text:style-name="P1"><text:span text:style-name="T1">src/lib</text:span></text:p>
        </draw:rect>
        <draw:rect draw:style-name="gr1" draw:text-style-name="P2" xml:id="id4" draw:id="id4" draw:layer="layout" svg:width="1.905cm" svg:height="0.635cm" svg:x="10.255cm" svg:y="3.54cm">
          <text:p text:style-name="P1"><text:span text:style-name="T1">lib</text:span></text:p>
        </draw:rect>
        <draw:rect draw:style-name="gr1" draw:text-style-name="P2" xml:id="id7" draw:id="id7" draw:layer="layout" svg:width="1.905cm" svg:height="0.635cm" svg:x="10.255cm" svg:y="4.81cm">
          <text:p text:style-name="P1"><text:span text:style-name="T1">src/dll</text:span></text:p>
        </draw:rect>
        <draw:rect draw:style-name="gr1" draw:text-style-name="P2" xml:id="id6" draw:id="id6" draw:layer="layout" svg:width="1.905cm" svg:height="0.635cm" svg:x="13.43cm" svg:y="3.54cm">
          <text:p text:style-name="P1"><text:span text:style-name="T1">dll</text:span></text:p>
        </draw:rect>
        <draw:rect draw:style-name="gr1" draw:text-style-name="P2" xml:id="id9" draw:id="id9" draw:layer="layout" svg:width="1.905cm" svg:height="0.635cm" svg:x="13.43cm" svg:y="4.81cm">
          <text:p text:style-name="P1"><text:span text:style-name="T1">src/pkg</text:span></text:p>
        </draw:rect>
        <draw:rect draw:style-name="gr1" draw:text-style-name="P2" xml:id="id8" draw:id="id8" draw:layer="layout" svg:width="1.905cm" svg:height="0.635cm" svg:x="16.605cm" svg:y="3.54cm">
          <text:p text:style-name="P1"><text:span text:style-name="T1">pkg</text:span></text:p>
        </draw:rect>
        <draw:rect draw:style-name="gr1" draw:text-style-name="P2" xml:id="id10" draw:id="id10" draw:layer="layout" svg:width="1.905cm" svg:height="0.635cm" svg:x="19.645cm" svg:y="3.54cm">
          <text:p text:style-name="P1"><text:span text:style-name="T1">oxt</text:span></text:p>
        </draw:rect>
        <draw:rect draw:style-name="gr1" draw:text-style-name="P2" xml:id="id11" draw:id="id11" draw:layer="layout" svg:width="1.905cm" svg:height="0.635cm" svg:x="22.685cm" svg:y="3.54cm">
          <text:p text:style-name="P1"><text:span text:style-name="T1">run</text:span></text:p>
        </draw:rect>
        <draw:connector draw:style-name="gr2" draw:text-style-name="P3" draw:layer="layout" draw:type="curve" svg:x1="1.952cm" svg:y1="3.54cm" svg:x2="5.092cm" svg:y2="3.54cm" draw:start-shape="id1" draw:start-glue-point="0" draw:end-shape="id2" draw:end-glue-point="0" svg:d="m1952 3540c0-751 3140-751 3140 0">
          <text:p text:style-name="P1"><text:span text:style-name="T2">haathi-1-idl</text:span></text:p>
        </draw:connector>
        <draw:connector draw:style-name="gr3" draw:text-style-name="P3" draw:layer="layout" draw:type="curve" svg:x1="5.092cm" svg:y1="3.54cm" svg:x2="8.032cm" svg:y2="3.54cm" draw:start-shape="id2" draw:start-glue-point="0" draw:end-shape="id3" svg:d="m5092 3540c0-751 2940-751 2940 0">
          <text:p text:style-name="P1"><text:span text:style-name="T2">haathi-1-idl</text:span></text:p>
        </draw:connector>
        <draw:connector draw:style-name="gr3" draw:text-style-name="P3" draw:layer="layout" draw:type="curve" svg:x1="8.032cm" svg:y1="3.54cm" svg:x2="11.207cm" svg:y2="3.54cm" draw:start-shape="id3" draw:start-glue-point="0" draw:end-shape="id4" draw:end-glue-point="0" svg:d="m8032 3540c0-751 3175-751 3175 0">
          <text:p text:style-name="P1"><text:span text:style-name="T2">haathi-2-lib</text:span></text:p>
        </draw:connector>
        <draw:connector draw:style-name="gr4" draw:text-style-name="P1" draw:layer="layout" draw:type="curve" svg:x1="8.985cm" svg:y1="5.127cm" svg:x2="10.255cm" svg:y2="3.857cm" draw:start-shape="id5" draw:start-glue-point="1" draw:end-shape="id4" draw:end-glue-point="3" svg:d="m8985 5127c952 0 318-1270 1270-1270">
          <text:p/>
        </draw:connector>
        <draw:connector draw:style-name="gr3" draw:text-style-name="P3" draw:layer="layout" draw:type="curve" svg:x1="11.207cm" svg:y1="3.54cm" svg:x2="14.382cm" svg:y2="3.54cm" draw:start-shape="id4" draw:start-glue-point="0" draw:end-shape="id6" draw:end-glue-point="0" svg:d="m11207 3540c0-751 3175-751 3175 0">
          <text:p text:style-name="P1"><text:span text:style-name="T2">haathi-3-dll</text:span></text:p>
        </draw:connector>
        <draw:connector draw:style-name="gr4" draw:text-style-name="P1" draw:layer="layout" draw:type="curve" svg:x1="12.16cm" svg:y1="5.127cm" svg:x2="13.43cm" svg:y2="3.857cm" draw:start-shape="id7" draw:start-glue-point="1" draw:end-shape="id6" draw:end-glue-point="3" svg:d="m12160 5127c952 0 318-1270 1270-1270">
          <text:p/>
        </draw:connector>
        <draw:connector draw:style-name="gr3" draw:text-style-name="P3" draw:layer="layout" draw:type="curve" svg:x1="14.382cm" svg:y1="3.54cm" svg:x2="17.557cm" svg:y2="3.54cm" draw:start-shape="id6" draw:start-glue-point="0" draw:end-shape="id8" draw:end-glue-point="0" svg:d="m14382 3540c0-751 3175-751 3175 0">
          <text:p text:style-name="P1"><text:span text:style-name="T2">haathi-4-oxt</text:span></text:p>
        </draw:connector>
        <draw:connector draw:style-name="gr4" draw:text-style-name="P1" draw:layer="layout" draw:type="curve" svg:x1="15.335cm" svg:y1="5.127cm" svg:x2="16.605cm" svg:y2="3.857cm" draw:start-shape="id9" draw:start-glue-point="1" draw:end-shape="id8" draw:end-glue-point="3" svg:d="m15335 5127c952 0 318-1270 1270-1270">
          <text:p/>
        </draw:connector>
        <draw:connector draw:style-name="gr3" draw:text-style-name="P3" draw:layer="layout" draw:type="curve" svg:x1="17.557cm" svg:y1="3.54cm" svg:x2="20.597cm" svg:y2="3.54cm" draw:start-shape="id8" draw:start-glue-point="0" draw:end-shape="id10" draw:end-glue-point="0" svg:d="m17557 3540c0-751 3040-751 3040 0">
          <text:p text:style-name="P1"><text:span text:style-name="T2">haathi-4-oxt</text:span></text:p>
        </draw:connector>
        <draw:connector draw:style-name="gr3" draw:text-style-name="P3" draw:layer="layout" draw:type="curve" svg:x1="20.597cm" svg:y1="3.54cm" svg:x2="23.637cm" svg:y2="3.54cm" draw:start-shape="id10" draw:start-glue-point="0" draw:end-shape="id11" draw:end-glue-point="0" svg:d="m20597 3540c0-751 3040-751 3040 0">
          <text:p text:style-name="P1"><text:span text:style-name="T2">haathi-5-run</text:span></text:p>
        </draw:connector>
        <draw:rect draw:style-name="gr1" draw:text-style-name="P2" xml:id="id12" draw:id="id12" draw:layer="layout" svg:width="1.905cm" svg:height="0.635cm" svg:x="1cm" svg:y="8.62cm">
          <text:p text:style-name="P1"><text:span text:style-name="T1">../*</text:span></text:p>
        </draw:rect>
        <draw:rect draw:style-name="gr1" draw:text-style-name="P2" xml:id="id13" draw:id="id13" draw:layer="layout" svg:width="1.905cm" svg:height="0.635cm" svg:x="4.04cm" svg:y="8.62cm">
          <text:p text:style-name="P1"><text:span text:style-name="T1">zip</text:span></text:p>
        </draw:rect>
        <draw:connector draw:style-name="gr3" draw:text-style-name="P3" draw:layer="layout" draw:type="curve" svg:x1="1.952cm" svg:y1="8.62cm" svg:x2="4.992cm" svg:y2="8.62cm" draw:start-shape="id12" draw:start-glue-point="0" draw:end-shape="id13" svg:d="m1952 8620c0-751 3040-751 3040 0">
          <text:p text:style-name="P1"><text:span text:style-name="T2">haathi-6-zip</text:span></text:p>
        </draw:connector>
        <draw:rect draw:style-name="gr1" draw:text-style-name="P4" xml:id="id14" draw:id="id14" draw:layer="layout" svg:width="1.905cm" svg:height="0.635cm" svg:x="13.4cm" svg:y="5.68cm">
          <text:p text:style-name="P1"><text:span text:style-name="T3">src/config</text:span></text:p>
        </draw:rect>
        <draw:rect draw:style-name="gr1" draw:text-style-name="P4" xml:id="id15" draw:id="id15" draw:layer="layout" svg:width="1.905cm" svg:height="0.635cm" svg:x="13.447cm" svg:y="6.554cm">
          <text:p text:style-name="P1"><text:span text:style-name="T3">src/images</text:span></text:p>
        </draw:rect>
        <draw:connector draw:style-name="gr4" draw:text-style-name="P1" draw:layer="layout" draw:type="curve" svg:x1="15.305cm" svg:y1="5.997cm" svg:x2="16.605cm" svg:y2="3.857cm" draw:start-shape="id14" draw:start-glue-point="1" draw:end-shape="id8" draw:end-glue-point="3" svg:d="m15305 5997c975 0 325-2140 1300-2140">
          <text:p/>
        </draw:connector>
        <draw:connector draw:style-name="gr4" draw:text-style-name="P1" draw:layer="layout" draw:type="curve" svg:x1="15.352cm" svg:y1="6.871cm" svg:x2="16.605cm" svg:y2="3.857cm" draw:start-shape="id15" draw:start-glue-point="1" draw:end-shape="id8" draw:end-glue-point="3" svg:d="m15352 6871c940 0 314-3014 1253-3014">
          <text:p/>
        </draw:connector>
        <draw:rect draw:style-name="gr1" draw:text-style-name="P2" xml:id="id16" draw:id="id16" draw:layer="layout" svg:width="1.905cm" svg:height="0.635cm" svg:x="1cm" svg:y="4.81cm">
          <text:p text:style-name="P1"><text:span text:style-name="T1">types.rdb</text:span></text:p>
        </draw:rect>
        <draw:connector draw:style-name="gr4" draw:text-style-name="P1" draw:layer="layout" draw:type="curve" draw:line-skew="0.833cm" svg:x1="2.905cm" svg:y1="5.127cm" svg:x2="7.08cm" svg:y2="3.857cm" draw:start-shape="id16" draw:start-glue-point="1" draw:end-shape="id3" draw:end-glue-point="3" svg:d="m2905 5127c4381 0 2294-1270 4175-1270">
          <text:p/>
        </draw:connector>
        <draw:rect draw:style-name="gr1" draw:text-style-name="P2" xml:id="id17" draw:id="id17" draw:layer="layout" svg:width="1.905cm" svg:height="0.635cm" svg:x="7.096cm" svg:y="5.699cm">
          <text:p text:style-name="P1"><text:span text:style-name="T1">../libcpp</text:span></text:p>
        </draw:rect>
        <draw:connector draw:style-name="gr4" draw:text-style-name="P1" draw:layer="layout" draw:type="curve" svg:x1="9.001cm" svg:y1="6.016cm" svg:x2="10.255cm" svg:y2="3.857cm" draw:start-shape="id17" draw:start-glue-point="1" draw:end-shape="id4" draw:end-glue-point="3" svg:d="m9001 6016c940 0 314-2159 1254-21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th Alcock</meta:initial-creator>
    <meta:creation-date>2014-03-25T22:12:46.26</meta:creation-date>
    <meta:generator>OpenOffice/4.0.1$Win32 OpenOffice.org_project/401m5$Build-9714</meta:generator>
    <dc:date>2014-03-29T18:04:46.32</dc:date>
    <dc:creator>Keith Alcock</dc:creator>
    <meta:editing-duration>PT35M</meta:editing-duration>
    <meta:editing-cycles>8</meta:editing-cycles>
    <meta:document-statistic meta:object-count="32"/>
  </office:meta>
</office:document-meta>
</file>